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MS Gothic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P2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style:font-name="Arial" fo:font-size="9pt" fo:language="en" fo:country="US" officeooo:paragraph-rsid="0016d482" style:font-size-asian="9pt" style:language-asian="none" style:country-asian="none" style:font-name-complex="Arial" style:font-size-complex="9pt"/>
    </style:style>
    <style:style style:name="P3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style:font-name="Arial" fo:font-size="9pt" fo:language="en" fo:country="US" officeooo:rsid="0014dfea" officeooo:paragraph-rsid="0014dfea" style:font-size-asian="9pt" style:language-asian="none" style:country-asian="none" style:font-name-complex="Arial" style:font-size-complex="9pt"/>
    </style:style>
    <style:style style:name="P4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style:font-name="Arial" fo:font-size="9pt" fo:language="en" fo:country="US" fo:font-weight="bold" style:font-size-asian="9pt" style:language-asian="none" style:country-asian="none" style:font-weight-asian="bold" style:font-name-complex="Arial" style:font-size-complex="9pt"/>
    </style:style>
    <style:style style:name="P5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style:font-name="Arial" fo:font-size="9pt" fo:language="en" fo:country="US" fo:font-weight="bold" officeooo:rsid="0016d482" officeooo:paragraph-rsid="0016d482" style:font-size-asian="9pt" style:language-asian="none" style:country-asian="none" style:font-weight-asian="bold" style:font-name-complex="Arial" style:font-size-complex="9pt"/>
    </style:style>
    <style:style style:name="P6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bold" officeooo:rsid="0015d22d" officeooo:paragraph-rsid="0015d22d" style:font-size-asian="9pt" style:language-asian="none" style:country-asian="none" style:font-weight-asian="bold" style:font-name-complex="Arial" style:font-size-complex="9pt"/>
    </style:style>
    <style:style style:name="P7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bold" officeooo:rsid="00184ac3" officeooo:paragraph-rsid="00184ac3" style:font-size-asian="9pt" style:language-asian="none" style:country-asian="none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normal" officeooo:rsid="00184ac3" officeooo:paragraph-rsid="00184ac3" style:font-size-asian="9pt" style:language-asian="none" style:country-asian="none" style:font-weight-asian="normal" style:font-name-complex="Arial" style:font-size-complex="9pt" style:font-weight-complex="normal"/>
    </style:style>
    <style:style style:name="P9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font-weight="bold" officeooo:rsid="0015d22d" officeooo:paragraph-rsid="0015d22d" style:font-size-asian="9pt" style:font-weight-asian="bold" style:font-name-complex="Arial" style:font-size-complex="9pt"/>
    </style:style>
    <style:style style:name="P10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2.2646in"/>
          <style:tab-stop style:position="5.1189in"/>
          <style:tab-stop style:position="6.3in"/>
        </style:tab-stops>
      </style:paragraph-properties>
      <style:text-properties style:font-name="Arial" fo:font-size="9pt" fo:language="en" fo:country="GB" style:font-size-asian="9pt" style:language-asian="none" style:country-asian="none" style:font-name-complex="Arial" style:font-size-complex="9pt"/>
    </style:style>
    <style:style style:name="P11" style:family="paragraph" style:parent-style-name="Standard">
      <style:paragraph-properties fo:margin-left="0.3937in" fo:margin-right="0in" fo:text-align="justify" style:justify-single-word="false" fo:text-indent="-0.3937in" style:auto-text-indent="false"/>
      <style:text-properties fo:language="en" fo:country="US" officeooo:rsid="0019370f" officeooo:paragraph-rsid="0016d482" style:language-asian="none" style:country-asian="none"/>
    </style:style>
    <style:style style:name="P12" style:family="paragraph" style:parent-style-name="Standard">
      <style:paragraph-properties fo:text-align="justify" style:justify-single-word="false"/>
      <style:text-properties officeooo:paragraph-rsid="00184ac3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9pt" fo:language="en" fo:country="US" fo:font-weight="bold" officeooo:rsid="00184ac3" officeooo:paragraph-rsid="00184ac3" style:font-size-asian="9pt" style:language-asian="none" style:country-asian="none" style:font-weight-asian="bold" style:font-name-complex="Arial" style:font-size-complex="9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9pt" fo:language="en" fo:country="US" fo:font-weight="normal" officeooo:rsid="00184ac3" officeooo:paragraph-rsid="00184ac3" style:font-size-asian="9pt" style:language-asian="none" style:country-asian="none" style:font-weight-asian="normal" style:font-name-complex="Arial" style:font-size-complex="9pt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.6272in"/>
        </style:tab-stops>
      </style:paragraph-properties>
      <style:text-properties style:font-name="Arial" fo:font-size="9pt" fo:font-weight="normal" officeooo:paragraph-rsid="00184ac3" style:font-size-asian="9pt" style:font-weight-asian="normal" style:font-name-complex="Arial" style:font-size-complex="9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normal" officeooo:rsid="00184ac3" officeooo:paragraph-rsid="00184ac3" style:font-size-asian="9pt" style:language-asian="none" style:country-asian="none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2.2646in"/>
          <style:tab-stop style:position="5.1189in"/>
          <style:tab-stop style:position="6.3in"/>
        </style:tab-stops>
      </style:paragraph-properties>
      <style:text-properties style:font-name="Arial" fo:font-size="9pt" fo:language="en" fo:country="US" fo:font-weight="bold" officeooo:rsid="00184ac3" officeooo:paragraph-rsid="00184ac3" style:font-size-asian="9pt" style:language-asian="none" style:country-asian="none" style:font-weight-asian="bold" style:font-name-complex="Arial" style:font-size-complex="9pt" style:font-weight-complex="bold"/>
    </style:style>
    <style:style style:name="P19" style:family="paragraph" style:parent-style-name="Standard" style:master-page-name="Standard">
      <style:paragraph-properties fo:margin-left="0.3937in" fo:margin-right="0in" fo:text-align="justify" style:justify-single-word="false" fo:text-indent="-0.3937in" style:auto-text-indent="false" style:page-number="auto"/>
      <style:text-properties style:font-name="Arial" fo:font-size="9pt" fo:language="en" fo:country="US" style:font-size-asian="9pt" style:language-asian="none" style:country-asian="none" style:font-name-complex="Arial" style:font-size-complex="9pt"/>
    </style:style>
    <style:style style:name="P20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normal" officeooo:rsid="00184ac3" officeooo:paragraph-rsid="0019d313" style:font-size-asian="9pt" style:language-asian="none" style:country-asian="none" style:font-weight-asian="normal" style:font-name-complex="Arial" style:font-size-complex="9pt" style:font-weight-complex="normal"/>
    </style:style>
    <style:style style:name="P21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normal" officeooo:rsid="0019d313" officeooo:paragraph-rsid="0019d313" style:font-size-asian="9pt" style:language-asian="none" style:country-asian="none" style:font-weight-asian="normal" style:font-name-complex="Arial" style:font-size-complex="9pt" style:font-weight-complex="normal"/>
    </style:style>
    <style:style style:name="P22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bold" officeooo:rsid="0015d22d" officeooo:paragraph-rsid="0019d313" style:font-size-asian="9pt" style:language-asian="none" style:country-asian="none" style:font-weight-asian="bold" style:font-name-complex="Arial" style:font-size-complex="9pt"/>
    </style:style>
    <style:style style:name="P23" style:family="paragraph" style:parent-style-name="Standard">
      <style:paragraph-properties fo:margin-left="0.3937in" fo:margin-right="0in" fo:text-align="justify" style:justify-single-word="false" fo:text-indent="-0.3937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bold" officeooo:rsid="00184ac3" officeooo:paragraph-rsid="0019d313" style:font-size-asian="9pt" style:language-asian="none" style:country-asian="none" style:font-weight-asian="bold" style:font-name-complex="Arial" style:font-size-complex="9pt" style:font-weight-complex="bold"/>
    </style:style>
    <style:style style:name="P24" style:family="paragraph" style:parent-style-name="Standard" style:list-style-name="L1">
      <style:paragraph-properties fo:text-align="justify" style:justify-single-word="false">
        <style:tab-stops>
          <style:tab-stop style:position="0.1181in"/>
          <style:tab-stop style:position="1.6736in"/>
        </style:tab-stops>
      </style:paragraph-properties>
      <style:text-properties style:font-name="Arial" fo:font-size="9pt" fo:font-style="normal" style:font-size-asian="9pt" style:language-asian="none" style:country-asian="none" style:font-style-asian="normal" style:font-name-complex="Arial" style:font-size-complex="9pt" style:font-style-complex="normal"/>
    </style:style>
    <style:style style:name="P25" style:family="paragraph" style:parent-style-name="Standard" style:list-style-name="L1">
      <style:paragraph-properties fo:text-align="justify" style:justify-single-word="false">
        <style:tab-stops>
          <style:tab-stop style:position="0.1181in"/>
          <style:tab-stop style:position="1.6736in"/>
        </style:tab-stops>
      </style:paragraph-properties>
      <style:text-properties style:font-name="Arial" fo:font-size="9pt" fo:font-style="normal" officeooo:paragraph-rsid="0015d22d" style:font-size-asian="9pt" style:language-asian="none" style:country-asian="none" style:font-style-asian="normal" style:font-name-complex="Arial" style:font-size-complex="9pt" style:font-style-complex="normal"/>
    </style:style>
    <style:style style:name="P26" style:family="paragraph" style:parent-style-name="Standard" style:list-style-name="L1">
      <style:paragraph-properties fo:text-align="justify" style:justify-single-word="false">
        <style:tab-stops>
          <style:tab-stop style:position="0.1181in"/>
          <style:tab-stop style:position="1.6736in"/>
        </style:tab-stops>
      </style:paragraph-properties>
      <style:text-properties style:font-name="Arial" fo:font-size="9pt" fo:font-style="normal" officeooo:rsid="0015d22d" officeooo:paragraph-rsid="0015d22d" style:font-size-asian="9pt" style:language-asian="none" style:country-asian="none" style:font-style-asian="normal" style:font-name-complex="Arial" style:font-size-complex="9pt" style:font-style-complex="normal"/>
    </style:style>
    <style:style style:name="P27" style:family="paragraph" style:parent-style-name="Standard" style:list-style-name="L1">
      <style:paragraph-properties fo:text-align="justify" style:justify-single-word="false">
        <style:tab-stops>
          <style:tab-stop style:position="0.1181in"/>
          <style:tab-stop style:position="1.6736in"/>
        </style:tab-stops>
      </style:paragraph-properties>
      <style:text-properties style:font-name="Arial" fo:font-size="9pt" fo:language="en" fo:country="US" fo:font-style="normal" officeooo:rsid="00171690" officeooo:paragraph-rsid="00171690" style:font-size-asian="9pt" style:language-asian="none" style:country-asian="none" style:font-style-asian="normal" style:font-name-complex="Arial" style:font-size-complex="9pt" style:font-style-complex="normal"/>
    </style:style>
    <style:style style:name="P28" style:family="paragraph" style:parent-style-name="Standard" style:list-style-name="L1">
      <style:paragraph-properties fo:text-align="justify" style:justify-single-word="false">
        <style:tab-stops>
          <style:tab-stop style:position="0.1181in"/>
          <style:tab-stop style:position="1.6736in"/>
        </style:tab-stops>
      </style:paragraph-properties>
      <style:text-properties style:font-name="Arial" fo:font-size="9pt" fo:language="en" fo:country="US" fo:font-style="normal" officeooo:rsid="0015d22d" officeooo:paragraph-rsid="0015d22d" style:font-size-asian="9pt" style:language-asian="none" style:country-asian="none" style:font-style-asian="normal" style:font-name-complex="Arial" style:font-size-complex="9pt" style:font-style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language="en" fo:country="US" officeooo:rsid="0016d482" officeooo:paragraph-rsid="0016d482" style:language-asian="none" style:country-asian="none"/>
    </style:style>
    <style:style style:name="P30" style:family="paragraph" style:parent-style-name="Standard" style:list-style-name="L2">
      <style:paragraph-properties fo:text-align="justify" style:justify-single-word="false"/>
      <style:text-properties fo:language="en" fo:country="US" officeooo:rsid="0019370f" officeooo:paragraph-rsid="0019370f" style:language-asian="none" style:country-asian="none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4.6272in"/>
        </style:tab-stops>
      </style:paragraph-properties>
      <style:text-properties style:font-name="Arial" fo:font-size="9pt" fo:language="en" fo:country="US" fo:font-weight="normal" officeooo:rsid="0019d313" officeooo:paragraph-rsid="0019d313" style:font-size-asian="9pt" style:language-asian="none" style:country-asian="none" style:font-weight-asian="normal" style:font-name-complex="Arial" style:font-size-complex="9pt"/>
    </style:style>
    <style:style style:name="P32" style:family="paragraph">
      <loext:graphic-properties draw:fill="solid" draw:fill-color="#c0c0c0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language="en" fo:country="US" officeooo:rsid="0014dfea" style:language-asian="none" style:country-asian="none"/>
    </style:style>
    <style:style style:name="T4" style:family="text">
      <style:text-properties fo:language="en" fo:country="US" officeooo:rsid="00184ac3" style:language-asian="none" style:country-asian="none" style:font-weight-complex="normal"/>
    </style:style>
    <style:style style:name="T5" style:family="text">
      <style:text-properties fo:language="en" fo:country="US" officeooo:rsid="00185c2a" style:language-asian="none" style:country-asian="none" style:font-weight-complex="normal"/>
    </style:style>
    <style:style style:name="T6" style:family="text">
      <style:text-properties fo:language="en" fo:country="US" officeooo:rsid="0014dfea"/>
    </style:style>
    <style:style style:name="T7" style:family="text">
      <style:text-properties fo:language="en" fo:country="US" officeooo:rsid="0015d22d"/>
    </style:style>
    <style:style style:name="T8" style:family="text">
      <style:text-properties style:font-name="Arial" fo:font-size="9pt" fo:language="en" fo:country="US" fo:font-weight="normal" officeooo:rsid="00184ac3" style:font-size-asian="9pt" style:language-asian="none" style:country-asian="none" style:font-weight-asian="normal" style:font-name-complex="Arial" style:font-size-complex="9pt" style:font-weight-complex="normal"/>
    </style:style>
    <style:style style:name="T9" style:family="text">
      <style:text-properties style:font-name="Arial" fo:font-size="9pt" fo:language="en" fo:country="US" fo:font-weight="normal" officeooo:rsid="00185c2a" style:font-size-asian="9pt" style:language-asian="none" style:country-asian="none" style:font-weight-asian="normal" style:font-name-complex="Arial" style:font-size-complex="9pt" style:font-weight-complex="normal"/>
    </style:style>
    <style:style style:name="T10" style:family="text">
      <style:text-properties style:text-position="super 58%"/>
    </style:style>
    <style:style style:name="T11" style:family="text">
      <style:text-properties officeooo:rsid="0019d313"/>
    </style:style>
    <style:style style:name="T12" style:family="text">
      <style:text-properties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solid" draw:fill-color="#c0c0c0" draw:textarea-horizontal-align="left" draw:textarea-vertical-align="top" draw:auto-grow-height="false" fo:padding-top="0.0165in" fo:padding-bottom="0.0165in" fo:padding-left="0.1429in" fo:padding-right="0.1429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c0c0c0" draw:textarea-horizontal-align="left" draw:textarea-vertical-align="top" draw:auto-grow-height="false" fo:min-height="0.2165in" fo:min-width="6.9638in" fo:padding-top="0.0165in" fo:padding-bottom="0.0165in" fo:padding-left="0.1429in" fo:padding-right="0.1429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Andrew Eames</text:p>
      <text:p text:style-name="P3">435-772-2570</text:p>
      <text:p text:style-name="Standard">gamerweazel@gmail.com</text:p>
      <text:p text:style-name="P3"/>
      <text:p text:style-name="P1"><draw:custom-shape text:anchor-type="char" draw:z-index="0" draw:style-name="gr1" draw:text-style-name="P32" svg:width="7.2504in" svg:height="0.2504in" svg:x="-0.0346in" svg:y="0.0854in"><text:p/><draw:enhanced-geometry svg:viewBox="0 0 21600 21600" draw:type="rectangle" draw:enhanced-path="M 0 0 L 21600 0 21600 21600 0 21600 0 0 Z N"/></draw:custom-shape></text:p>
      <text:p text:style-name="P9"><text:span text:style-name="T3">E</text:span><text:span text:style-name="T2">XPERIENCE</text:span></text:p>
      <text:p text:style-name="P22"/>
      <text:p text:style-name="P22"/>
      <text:p text:style-name="P23">Software Develop<text:span text:style-name="T11">er</text:span></text:p>
      <text:p text:style-name="P21">Aptivada</text:p>
      <text:p text:style-name="P20"><text:span text:style-name="T11">Oct</text:span> 201<text:span text:style-name="T11">8 - Present</text:span></text:p>
      <text:p text:style-name="P20">St. George, Utah</text:p>
      <text:p text:style-name="P20"><text:tab/></text:p>
      <text:p text:style-name="P31"><text:span text:style-name="T12">Modularized JavaScript code-base to adhere to front end best practices involving React.js, Webpack, and Babel.</text:span></text:p>
      <text:p text:style-name="P6"/>
      <text:p text:style-name="P7">Software Development Intern</text:p>
      <text:p text:style-name="P8">CodeChangers</text:p>
      <text:p text:style-name="P8">Jan 2017 - <text:span text:style-name="T11">Oct 2018</text:span></text:p>
      <text:p text:style-name="P8">St. George, Utah</text:p>
      <text:p text:style-name="P8"><text:tab/></text:p>
      <text:p text:style-name="P16"><text:span text:style-name="T4">Utilized Ruby on Rails and A</text:span><text:span text:style-name="T5">WS</text:span><text:span text:style-name="T4"> to extend, migrate, deploy changes to the CodeChangers online curriculum platform.</text:span></text:p>
      <text:p text:style-name="P8"/>
      <text:p text:style-name="P7">Code School Instructor</text:p>
      <text:p text:style-name="P8">Dixie State University</text:p>
      <text:p text:style-name="P8">Jun 2018 - Aug 2018</text:p>
      <text:p text:style-name="P8">St. George, Utah</text:p>
      <text:p text:style-name="P8"/>
      <text:p text:style-name="P17">Instructed students during rigorous modern web development course. Teaching topics including Vue.js, Node.js, Express.js, MongoDB and ES6.</text:p>
      <text:p text:style-name="P10"/>
      <text:p text:style-name="P18">Code School Aide</text:p>
      <text:p text:style-name="P8">Dixie State University</text:p>
      <text:p text:style-name="P8">Jun 2018 - Aug 2018</text:p>
      <text:p text:style-name="P8">St. George, Utah</text:p>
      <text:p text:style-name="P8"><text:tab/></text:p>
      <text:p text:style-name="P8">Assisted instructors with teaching topics including React.js, Node.js, Express.js, and MongoDB.</text:p>
      <text:p text:style-name="P13"/>
      <text:p text:style-name="P14">Software Development Intern</text:p>
      <text:p text:style-name="P15">Midstream Logistics</text:p>
      <text:p text:style-name="P15">May 2017 - Aug 2017</text:p>
      <text:p text:style-name="P15">St. George, Utah</text:p>
      <text:p text:style-name="P15"/>
      <text:p text:style-name="P12"><text:span text:style-name="T8">Django MVC web application. </text:span><text:span text:style-name="T9">Model extensions, m</text:span><text:span text:style-name="T8">igrations, scripting, page profiling, and templating. Interfaced with </text:span><text:span text:style-name="T9">A</text:span><text:span text:style-name="T8">WS CloudWatch, Lambda, and S3. </text:span><text:span text:style-name="T9">Minor Swift development for iOS client application.</text:span></text:p>
      <text:p text:style-name="P15"/>
      <text:p text:style-name="P1"><draw:custom-shape text:anchor-type="char" draw:z-index="1" draw:style-name="gr1" draw:text-style-name="P32" svg:width="7.2504in" svg:height="0.2504in" svg:x="-0.0346in" svg:y="0.0965in"><text:p/><draw:enhanced-geometry svg:viewBox="0 0 21600 21600" draw:type="rectangle" draw:enhanced-path="M 0 0 L 21600 0 21600 21600 0 21600 0 0 Z N"/></draw:custom-shape></text:p>
      <text:p text:style-name="P4">SKILLS</text:p>
      <text:p text:style-name="P4"/>
      <text:list xml:id="list3065046492364352441" text:style-name="L1">
        <text:list-item>
          <text:p text:style-name="P24"><text:span text:style-name="T6">Languages</text:span><text:span text:style-name="T1"> :<text:tab/><text:tab/></text:span><text:span text:style-name="T6">JavaScript, Python, C++, Go.</text:span></text:p>
        </text:list-item>
        <text:list-item>
          <text:p text:style-name="P26"><text:span text:style-name="T6">P</text:span><text:span text:style-name="T1">aaS:<text:tab/><text:tab/>AWS, Heroku.</text:span></text:p>
        </text:list-item>
        <text:list-item>
          <text:p text:style-name="P27">Version Control:<text:tab/><text:tab/>Git.</text:p>
        </text:list-item>
        <text:list-item>
          <text:p text:style-name="P28">Databases:<text:tab/><text:tab/>MySQL, PostgreSQL, MongoDB.</text:p>
        </text:list-item>
        <text:list-item>
          <text:p text:style-name="P25"><text:span text:style-name="T6">O</text:span><text:span text:style-name="T7">perating Systems:<text:tab/><text:tab/>MacOS, Linux.</text:span></text:p>
        </text:list-item>
        <text:list-item>
          <text:p text:style-name="P28">Back-end Frameworks:<text:tab/>Express.js, Django, Ruby on Rails.</text:p>
        </text:list-item>
        <text:list-item>
          <text:p text:style-name="P28">Front-end Frameworks:<text:tab/>React.js, Vue.js.</text:p>
          <text:p text:style-name="P28"/>
        </text:list-item>
      </text:list>
      <text:p text:style-name="P2"><draw:custom-shape text:anchor-type="char" draw:z-index="2" draw:style-name="gr2" draw:text-style-name="P32" svg:width="7.2504in" svg:height="0.2504in" svg:x="-0.0346in" svg:y="0.0965in"><text:p/><draw:enhanced-geometry svg:viewBox="0 0 21600 21600" draw:type="rectangle" draw:enhanced-path="M 0 0 L 21600 0 21600 21600 0 21600 0 0 Z N"/></draw:custom-shape></text:p>
      <text:p text:style-name="P5">ACCOLADES</text:p>
      <text:p text:style-name="P11"/>
      <text:list xml:id="list2253479849522540657" text:style-name="L2">
        <text:list-item>
          <text:p text:style-name="P29">2017 Southern Utah Code Camp 1<text:span text:style-name="T10">st</text:span> place collegiate division.</text:p>
        </text:list-item>
        <text:list-item>
          <text:p text:style-name="P30">Pluralsight IQ verified JavaScript expert.</text:p>
        </text:list-item>
        <text:list-item>
          <text:p text:style-name="P30">Pluralsight IQ verified React expert.</text:p>
        </text:list-item>
        <text:list-item>
          <text:p text:style-name="P29">2016 Code School Gradua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MS Gothic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DiamondEnd_20_5" draw:display-name="msArrowDiamondEnd 5" svg:viewBox="0 0 120 120" svg:d="M60 0l60 60-60 60-60-6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16in" style:writing-mode="lr-tb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MS Mincho" style:font-family-asian="'MS Mincho', 'MS Gothic'" style:font-family-generic-asian="roman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Text" style:family="paragraph" style:class="extra">
      <style:paragraph-properties fo:margin-left="0.25in" fo:margin-right="0.25in" fo:margin-top="0in" fo:margin-bottom="0.1665in" loext:contextual-spacing="false" fo:orphans="2" fo:widows="2" fo:text-indent="0in" style:auto-text-indent="false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MS Mincho" style:font-family-asian="'MS Mincho', 'MS Gothic'" style:font-family-generic-asian="roman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ate_20_lettre" style:display-name="Date lettre" style:family="paragraph" style:parent-style-name="Text">
      <style:paragraph-properties fo:margin-left="0.248in" fo:margin-right="0.248in" fo:margin-top="0in" fo:margin-bottom="0.3335in" loext:contextual-spacing="false" fo:text-align="end" style:justify-single-word="false" fo:text-indent="0in" style:auto-text-indent="false"/>
    </style:style>
    <style:style style:name="Date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1972in" fo:margin-left="0.5909in" fo:margin-right="0.4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1:00:19</meta:creation-date>
    <meta:editing-cycles>1</meta:editing-cycles>
    <meta:editing-duration>P0D</meta:editing-duration>
    <meta:generator>LibreOffice/5.1.6.2$Linux_X86_64 LibreOffice_project/10m0$Build-2</meta:generator>
    <meta:document-statistic meta:table-count="0" meta:image-count="0" meta:object-count="0" meta:page-count="1" meta:paragraph-count="46" meta:word-count="222" meta:character-count="1520" meta:non-whitespace-character-count="1344"/>
    <meta:user-defined meta:name="Info 1"/>
    <meta:user-defined meta:name="Info 2"/>
    <meta:user-defined meta:name="Info 3"/>
    <meta:user-defined meta:name="Info 4"/>
  </office:meta>
</office:document-meta>
</file>